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4a12" officeooo:paragraph-rsid="000c4a12"/>
    </style:style>
    <style:style style:name="P2" style:family="paragraph" style:parent-style-name="Standard">
      <style:text-properties officeooo:rsid="000eb821" officeooo:paragraph-rsid="000eb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.out.println(“Hola”);</text:p>
      <text:p text:style-name="P2">hol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9T13:47:38.456000000</dc:date>
    <meta:editing-duration>PT6M39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" meta:word-count="2" meta:character-count="32" meta:non-whitespace-character-count="31"/>
  </office:meta>
</office:document-meta>
</file>